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b5ca" officeooo:paragraph-rsid="0011b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: </text:p>
      <text:p text:style-name="P1"/>
      <text:p text:style-name="P1">Defendiendo el uso de la inteligencia artificial, a pesar de las críticas planteadas en el artículo “You are not a parrot”, la inteligencia artificial ha aportado contribuciones significativas y positivas en múltiples aspectos de la vida cotidiana. En primer lugar, la IA ha transformado y optimizado la manera en que llevamos a cabo nuestras actividades diarias, haciendo que tareas que antes eran complejas y requerían mucho tiempo sean ahora más sencillas y rápidas. Por ejemplo, los asistentes virtuales y las aplicaciones de organización personal utilizan IA para ayudarnos a gestionar nuestro tiempo, recordarnos compromisos y mejorar nuestra productividad general.</text:p>
      <text:p text:style-name="P1"/>
      <text:p text:style-name="P1">Ademas ha tenido un gran impacto positivo en ramas como la salud, la educación y la seguridad. Su potencial en estos y otros campos demuestra el potencial en el progreso de la sociedad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3:19:20.414188813</meta:creation-date>
    <dc:date>2024-08-07T13:49:25.404601518</dc:date>
    <meta:editing-duration>PT30M6S</meta:editing-duration>
    <meta:editing-cycles>1</meta:editing-cycles>
    <meta:document-statistic meta:table-count="0" meta:image-count="0" meta:object-count="0" meta:page-count="1" meta:paragraph-count="3" meta:word-count="134" meta:character-count="870" meta:non-whitespace-character-count="737"/>
    <meta:generator>LibreOffice/7.6.6.3$Linux_X86_64 LibreOffice_project/60$Build-3</meta:generator>
  </office:meta>
</office:document-meta>
</file>